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1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UN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DEUX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1101100" calcext:value-type="string">
            <text:p>011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1110000" calcext:value-type="string">
            <text:p>01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TROIS</text:p>
          </table:table-cell>
          <table:covered-table-cell table:number-columns-repeated="7" table:style-name="ce24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QUATRE</text:p>
          </table:table-cell>
          <table:covered-table-cell table:number-columns-repeated="7" table:style-name="ce25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100100" calcext:value-type="string">
            <text:p>0010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8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8" table:number-rows-spanned="1">
            <text:p>CINQ</text:p>
          </table:table-cell>
          <table:covered-table-cell table:number-columns-repeated="7"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0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8" table:number-rows-spanned="1">
            <text:p>SIX</text:p>
          </table:table-cell>
          <table:covered-table-cell table:number-columns-repeated="7" table:style-name="ce27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8" table:number-rows-spanned="1">
            <text:p>SEPT</text:p>
          </table:table-cell>
          <table:covered-table-cell table:number-columns-repeated="7" table:style-name="ce28"/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6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8" table:number-rows-spanned="1">
            <text:p>HUIT</text:p>
          </table:table-cell>
          <table:covered-table-cell table:number-columns-repeated="7" table:style-name="ce29"/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8" table:number-rows-spanned="1">
            <text:p>NEUF</text:p>
          </table:table-cell>
          <table:covered-table-cell table:number-columns-repeated="7" table:style-name="ce30"/>
          <table:table-cell table:number-columns-repeated="3"/>
        </table:table-row>
        <table:table-row table:style-name="ro1">
          <table:table-cell table:number-columns-repeated="2"/>
          <table:table-cell table:style-name="ce2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22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Feuille1.C103:Feuille1.J1048576 Feuille1.C1:Feuille1.J34 Feuille1.C47:Feuille1.J56 Feuille1.C68:Feuille1.J68 Feuille1.C81:Feuille1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35:Feuille1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46:Feuille1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58:Feuille1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57:Feuille1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79:Feuille1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69:Feuille1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69:Feuille1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90:Feuille1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80:Feuille1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80:Feuille1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92:Feuille1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101:Feuille1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91:Feuille1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91:Feuille1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103:Feuille1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112:Feuille1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102:Feuille1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Feuille1.C102:Feuille1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8:56:33.290631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37:59.700542765</meta:creation-date>
    <dc:date>2018-02-03T19:06:21.596108645</dc:date>
    <meta:editing-duration>PT1H4M25S</meta:editing-duration>
    <meta:editing-cycles>22</meta:editing-cycles>
    <meta:generator>LibreOffice/5.2.7.2$Linux_ARM_EABI LibreOffice_project/528e71104c3fcc3637004cef595401b05295414c</meta:generator>
    <meta:document-statistic meta:table-count="1" meta:cell-count="810" meta:object-count="0"/>
  </office:meta>
</office:document-meta>
</file>